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9000000184E79B07C19C685B3B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0.75cm" fo:min-width="4.7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55cm" fo:min-width="2.9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standard">
      <style:graphic-properties draw:textarea-horizontal-align="justify" draw:textarea-vertical-align="middle" draw:auto-grow-height="false" fo:min-height="0.15cm" fo:min-width="0.9cm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0.95cm" fo:min-width="4.1cm"/>
      <style:paragraph-properties style:writing-mode="lr-tb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textarea-horizontal-align="justify" draw:textarea-vertical-align="middle" draw:auto-grow-height="false" fo:min-height="0.75cm" fo:min-width="6.878cm"/>
      <style:paragraph-properties style:writing-mode="lr-tb"/>
    </style:style>
    <style:style style:name="gr8" style:family="graphic" style:parent-style-name="standard">
      <style:graphic-properties draw:textarea-horizontal-align="justify" draw:textarea-vertical-align="middle" draw:auto-grow-height="false" fo:min-height="0.95cm" fo:min-width="2.3cm"/>
      <style:paragraph-properties style:writing-mode="lr-tb"/>
    </style:style>
    <style:style style:name="gr9" style:family="graphic" style:parent-style-name="standard">
      <style:graphic-properties draw:textarea-horizontal-align="justify" draw:textarea-vertical-align="middle" draw:auto-grow-height="false" fo:min-height="0.95cm" fo:min-width="2.9cm"/>
      <style:paragraph-properties style:writing-mode="lr-tb"/>
    </style:style>
    <style:style style:name="gr10" style:family="graphic" style:parent-style-name="objectwithoutfill">
      <style:graphic-properties draw:fill="none" draw:textarea-vertical-align="middle"/>
    </style:style>
    <style:style style:name="gr11" style:family="graphic" style:parent-style-name="measure">
      <style:graphic-properties draw:textarea-vertical-align="middle"/>
      <style:paragraph-properties style:writing-mode="lr-tb"/>
    </style:style>
    <style:style style:name="gr12" style:family="graphic" style:parent-style-name="standard">
      <style:graphic-properties draw:fill="solid" draw:fill-color="#ffdbb6" draw:auto-grow-height="false" fo:min-height="1.241cm" fo:min-width="2.574cm" fo:wrap-option="wrap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3.3cm"/>
      <style:paragraph-properties style:writing-mode="lr-tb"/>
    </style:style>
    <style:style style:name="gr14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5" style:family="graphic">
      <style:graphic-properties style:protect="size"/>
    </style:style>
    <style:style style:name="pr1" style:family="presentation" style:parent-style-name="Standard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solid" draw:fill-color="#ffdbb6"/>
    </style:style>
    <style:style style:name="P4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custom-shape draw:style-name="gr1" draw:text-style-name="P1" xml:id="id1" draw:id="id1" draw:layer="layout" svg:width="5.2cm" svg:height="1cm" svg:x="10.6cm" svg:y="0.8cm">
          <text:p text:style-name="P1">Inscription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0.8cm" svg:x="11.6cm" svg:y="3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0.8cm" svg:x="11.6cm" svg:y="2.2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3.4cm" svg:height="0.8cm" svg:x="11.6cm" svg:y="4.2cm">
          <text:p/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2cm" svg:y1="1.8cm" svg:x2="13.2cm" svg:y2="5.6cm">
          <text:p/>
        </draw:line>
        <draw:custom-shape draw:style-name="gr4" draw:text-style-name="P1" draw:layer="layout" svg:width="1.4cm" svg:height="0.4cm" svg:x="12.4cm" svg:y="5.6cm">
          <text:p text:style-name="P1">etc</text:p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6cm" svg:height="1.2cm" svg:x="10.8cm" svg:y="8.6cm">
          <text:p text:style-name="P1">Index</text:p>
          <draw:enhanced-geometry svg:viewBox="0 0 21600 21600" draw:type="rectangle" draw:enhanced-path="M 0 0 L 21600 0 21600 21600 0 21600 0 0 Z N"/>
        </draw:custom-shape>
        <draw:connector draw:style-name="gr6" draw:text-style-name="P1" draw:layer="layout" svg:x1="15.8cm" svg:y1="1.3cm" svg:x2="18.822cm" svg:y2="2.959cm" draw:start-shape="id1" draw:start-glue-point="1" svg:d="M15800 1300h1762v1659h1260" svg:viewBox="0 0 3023 1660">
          <text:p/>
        </draw:connector>
        <draw:custom-shape draw:style-name="gr7" draw:text-style-name="P1" draw:layer="layout" svg:width="7.378cm" svg:height="1cm" svg:x="18.822cm" svg:y="2.4cm">
          <text:p text:style-name="P1">Mentions légales</text:p>
          <draw:enhanced-geometry svg:viewBox="0 0 21600 21600" draw:type="rectangle" draw:enhanced-path="M 0 0 L 21600 0 21600 21600 0 21600 0 0 Z N"/>
        </draw:custom-shape>
        <draw:line draw:style-name="gr3" draw:text-style-name="P2" draw:layer="layout" svg:x1="13.2cm" svg:y1="6cm" svg:x2="13.2cm" svg:y2="8.6cm">
          <text:p/>
        </draw:line>
        <draw:custom-shape draw:style-name="gr8" draw:text-style-name="P1" draw:layer="layout" svg:width="2.8cm" svg:height="1.2cm" svg:x="23.2cm" svg:y="8.6cm">
          <text:p text:style-name="P1">Contact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1.2cm" svg:x="7.2cm" svg:y="8.6cm">
          <text:p text:style-name="P1">Gestion du</text:p>
          <text:p text:style-name="P1">Profil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1.2cm" svg:x="3.6cm" svg:y="8.6cm">
          <text:p text:style-name="P1">Paramètres</text:p>
          <text:p text:style-name="P1">utilisateurs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1.2cm" svg:x="15.6cm" svg:y="8.6cm">
          <text:p text:style-name="P1">Recherche</text:p>
          <text:p text:style-name="P1">profils </text:p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3.4cm" svg:height="1.2cm" svg:x="19.4cm" svg:y="8.6cm">
          <text:p text:style-name="P1">Messagerie</text:p>
          <text:p text:style-name="P1">Et chat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3.6cm" svg:y1="10.2cm" svg:x2="26.2cm" svg:y2="10.2cm">
          <text:p/>
        </draw:line>
        <draw:line draw:style-name="gr10" draw:text-style-name="P2" draw:layer="layout" svg:x1="8.6cm" svg:y1="9.8cm" svg:x2="8.6cm" svg:y2="10.2cm">
          <text:p/>
        </draw:line>
        <draw:line draw:style-name="gr10" draw:text-style-name="P2" draw:layer="layout" svg:x1="13cm" svg:y1="9.8cm" svg:x2="13cm" svg:y2="10.2cm">
          <text:p/>
        </draw:line>
        <draw:line draw:style-name="gr10" draw:text-style-name="P2" draw:layer="layout" svg:x1="17.2cm" svg:y1="9.8cm" svg:x2="17.2cm" svg:y2="10.2cm">
          <text:p/>
        </draw:line>
        <draw:line draw:style-name="gr10" draw:text-style-name="P2" draw:layer="layout" svg:x1="21cm" svg:y1="9.8cm" svg:x2="21cm" svg:y2="10.2cm">
          <text:p/>
        </draw:line>
        <draw:line draw:style-name="gr10" draw:text-style-name="P2" draw:layer="layout" svg:x1="24.8cm" svg:y1="9.8cm" svg:x2="24.8cm" svg:y2="10.2cm">
          <text:p/>
        </draw:line>
        <draw:line draw:style-name="gr10" draw:text-style-name="P2" draw:layer="layout" svg:x1="5.4cm" svg:y1="9.8cm" svg:x2="5.4cm" svg:y2="10.2cm">
          <text:p/>
        </draw:line>
        <draw:line draw:style-name="gr10" draw:text-style-name="P2" draw:layer="layout" svg:x1="23.6cm" svg:y1="3.4cm" svg:x2="23.6cm" svg:y2="8.6cm">
          <text:p/>
        </draw:line>
        <draw:measure draw:style-name="gr11" draw:text-style-name="P1" draw:layer="measurelines" svg:x1="2.2cm" svg:y1="0.8cm" svg:x2="2.2cm" svg:y2="10.2cm">
          <text:p text:style-name="P1">Accès utilisateurs</text:p>
          <text:p text:style-name="P1"/>
        </draw:measure>
        <draw:measure draw:style-name="gr11" draw:text-style-name="P1" draw:layer="measurelines" svg:x1="0.4cm" svg:y1="0.8cm" svg:x2="0.4cm" svg:y2="14.4cm">
          <text:p text:style-name="P1">Accès Back office</text:p>
        </draw:measure>
        <draw:custom-shape draw:style-name="gr12" draw:text-style-name="P3" draw:layer="layout" svg:width="4cm" svg:height="4.6cm" svg:x="4.6cm" svg:y="1cm">
          <text:p/>
          <text:p><text:s text:c="2"/></text:p>
          <text:p><text:s text:c="3"/>Ihaîtit</text:p>
          <draw:enhanced-geometry svg:viewBox="0 0 21600 21600" draw:glue-points="10800 0 0 10800 10800 21600 21600 10800" draw:text-areas="2500 3500 19100 10500" draw:type="heart" draw:enhanced-path="M 10812 21594 C 10540 19423 9746 16742 7801 15040 4560 12230 2678 12550 566 8804 -605 6314 -208 1952 4142 313 8616 -1006 10394 2228 10812 2888 11230 2228 12987 -1006 17482 313 21832 1952 22208 6314 21037 8804 18925 12550 17043 12230 13802 15040 11858 16742 11063 19423 10812 21594 Z N"/>
        </draw:custom-shape>
        <draw:custom-shape draw:style-name="gr13" draw:text-style-name="P1" draw:layer="layout" svg:width="3.8cm" svg:height="1cm" svg:x="7cm" svg:y="6.4cm">
          <text:p text:style-name="P1">Connection</text:p>
          <draw:enhanced-geometry svg:viewBox="0 0 21600 21600" draw:type="rectangle" draw:enhanced-path="M 0 0 L 21600 0 21600 21600 0 21600 0 0 Z N"/>
        </draw:custom-shape>
        <draw:line draw:style-name="gr10" draw:text-style-name="P2" draw:layer="layout" svg:x1="9.8cm" svg:y1="7.4cm" svg:x2="11.8cm" svg:y2="8.6cm">
          <text:p/>
        </draw:line>
        <draw:line draw:style-name="gr10" draw:text-style-name="P2" draw:layer="layout" svg:x1="9.4cm" svg:y1="6.4cm" svg:x2="11cm" svg:y2="1.8cm">
          <text:p/>
        </draw:line>
        <draw:frame draw:style-name="gr14" draw:text-style-name="P1" draw:layer="layout" svg:width="2.2cm" svg:height="1.977cm" svg:x="5.6cm" svg:y="1.423cm">
          <draw:image xlink:href="Pictures/100000010000019000000184E79B07C19C685B3B.png" xlink:type="simple" xlink:show="embed" xlink:actuate="onLoad" draw:mime-type="image/png">
            <text:p/>
          </draw:image>
        </draw:frame>
        <presentation:notes draw:style-name="dp2">
          <draw:page-thumbnail draw:style-name="gr15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Plein_20_bleu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Plein_20_vert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Plein_20_roug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Plein_20_jaune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9-02T15:26:42.757000000</meta:creation-date>
    <dc:date>2021-09-15T10:06:31.010000000</dc:date>
    <meta:editing-duration>PT12M41S</meta:editing-duration>
    <meta:editing-cycles>4</meta:editing-cycles>
    <meta:generator>LibreOffice/7.2.0.4$Windows_X86_64 LibreOffice_project/9a9c6381e3f7a62afc1329bd359cc48accb6435b</meta:generator>
    <meta:document-statistic meta:object-count="53"/>
  </office:meta>
</office:document-meta>
</file>